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31.52pt" svg:height="304.92pt" svg:x="3.12pt" svg:y="41.41pt">
            <draw:object draw:notify-on-update-of-ranges="Sheet1.A1:Sheet1.A1 Sheet1.A2:Sheet1.A3 Sheet1.B1:Sheet1.B1 Sheet1.B2:Sheet1.B3 Sheet1.C1:Sheet1.C1 Sheet1.C2:Sheet1.C3 Sheet1.D1:Sheet1.D1 Sheet1.D2:Sheet1.D3 Sheet1.E1:Sheet1.E1 Sheet1.E2:Sheet1.E3 Sheet1.F1:Sheet1.F1 Sheet1.F2:Sheet1.F3 Sheet1.G1:Sheet1.G1 Sheet1.G2:Sheet1.G3 Sheet1.H1:Sheet1.H1 Sheet1.H2:Sheet1.H3 Sheet1.I1:Sheet1.I1 Sheet1.I2:Sheet1.I3 Sheet1.J1:Sheet1.J1 Sheet1.J2:Sheet1.J3 Sheet1.K1:Sheet1.K1 Sheet1.K2:Sheet1.K3 Sheet1.L1:Sheet1.L1 Sheet1.L2:Sheet1.L3 Sheet1.M1:Sheet1.M1 Sheet1.M2:Sheet1.M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Test 0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Test 9</text:p>
          </table:table-cell>
          <table:table-cell office:value-type="string" calcext:value-type="string">
            <text:p>Test 10</text:p>
          </table:table-cell>
          <table:table-cell office:value-type="string" calcext:value-type="string">
            <text:p>Test 11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float" office:value="11.2983" calcext:value-type="float">
            <text:p>11.2983</text:p>
          </table:table-cell>
          <table:table-cell office:value-type="float" office:value="29.8859" calcext:value-type="float">
            <text:p>29.8859</text:p>
          </table:table-cell>
          <table:table-cell office:value-type="float" office:value="13.3385" calcext:value-type="float">
            <text:p>13.3385</text:p>
          </table:table-cell>
          <table:table-cell office:value-type="float" office:value="32.3318" calcext:value-type="float">
            <text:p>32.3318</text:p>
          </table:table-cell>
          <table:table-cell office:value-type="float" office:value="29.8386" calcext:value-type="float">
            <text:p>29.8386</text:p>
          </table:table-cell>
          <table:table-cell office:value-type="float" office:value="52.3931" calcext:value-type="float">
            <text:p>52.3931</text:p>
          </table:table-cell>
          <table:table-cell office:value-type="float" office:value="21.4918" calcext:value-type="float">
            <text:p>21.4918</text:p>
          </table:table-cell>
          <table:table-cell office:value-type="float" office:value="10.5271" calcext:value-type="float">
            <text:p>10.5271</text:p>
          </table:table-cell>
          <table:table-cell office:value-type="float" office:value="69.7234" calcext:value-type="float">
            <text:p>69.7234</text:p>
          </table:table-cell>
          <table:table-cell office:value-type="float" office:value="183.727" calcext:value-type="float">
            <text:p>183.727</text:p>
          </table:table-cell>
          <table:table-cell office:value-type="float" office:value="474.597" calcext:value-type="float">
            <text:p>474.597</text:p>
          </table:table-cell>
          <table:table-cell office:value-type="float" office:value="1861.98" calcext:value-type="float">
            <text:p>1861.98</text:p>
          </table:table-cell>
        </table:table-row>
        <table:table-row table:style-name="ro1">
          <table:table-cell office:value-type="string" calcext:value-type="string">
            <text:p>Peak Power</text:p>
          </table:table-cell>
          <table:table-cell office:value-type="float" office:value="4.11956" calcext:value-type="float">
            <text:p>4.11956</text:p>
          </table:table-cell>
          <table:table-cell office:value-type="float" office:value="9.4487" calcext:value-type="float">
            <text:p>9.4487</text:p>
          </table:table-cell>
          <table:table-cell office:value-type="float" office:value="4.18806" calcext:value-type="float">
            <text:p>4.18806</text:p>
          </table:table-cell>
          <table:table-cell office:value-type="float" office:value="9.53356" calcext:value-type="float">
            <text:p>9.53356</text:p>
          </table:table-cell>
          <table:table-cell office:value-type="float" office:value="9.44379" calcext:value-type="float">
            <text:p>9.44379</text:p>
          </table:table-cell>
          <table:table-cell office:value-type="float" office:value="9.96233" calcext:value-type="float">
            <text:p>9.96233</text:p>
          </table:table-cell>
          <table:table-cell office:value-type="float" office:value="8.42637" calcext:value-type="float">
            <text:p>8.42637</text:p>
          </table:table-cell>
          <table:table-cell office:value-type="float" office:value="3.66044" calcext:value-type="float">
            <text:p>3.66044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94.4654" calcext:value-type="float">
            <text:p>94.4654</text:p>
          </table:table-cell>
          <table:table-cell office:value-type="float" office:value="342.733" calcext:value-type="float">
            <text:p>342.733</text:p>
          </table:table-cell>
          <table:table-cell office:value-type="float" office:value="1357.71" calcext:value-type="float">
            <text:p>1357.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9T05:33:18.567433757</meta:creation-date>
    <dc:date>2019-12-29T05:38:14.709023914</dc:date>
    <meta:editing-duration>PT4M57S</meta:editing-duration>
    <meta:editing-cycles>1</meta:editing-cycles>
    <meta:document-statistic meta:table-count="1" meta:cell-count="38" meta:object-count="1"/>
    <meta:generator>LibreOffice/6.3.3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8.752cm" svg:height="10.758cm" xlink:href=".." xlink:type="simple" chart:class="chart:bar" chart:style-name="ch1">
        <chart:title svg:x="8.433cm" svg:y="0.351cm" chart:style-name="ch2">
          <text:p>Speclbm</text:p>
        </chart:title>
        <chart:subtitle svg:x="7.639cm" svg:y="1.345cm" chart:style-name="ch3">
          <text:p>(Area-Peak Power)</text:p>
        </chart:subtitle>
        <chart:legend chart:legend-position="end" svg:x="16.833cm" svg:y="2.341cm" style:legend-expansion="high" chart:style-name="ch4"/>
        <chart:plot-area chart:style-name="ch5" table:cell-range-address="Sheet1.A1:Sheet1.M3" chart:data-source-has-labels="both" svg:x="1.386cm" svg:y="2.243cm" svg:width="15.072cm" svg:height="8.3cm">
          <chartooo:coordinate-region svg:x="2.378cm" svg:y="2.443cm" svg:width="14.08cm" svg:height="7.453cm"/>
          <chart:axis chart:dimension="x" chart:name="primary-x" chart:style-name="ch6" chartooo:axis-type="auto">
            <chartooo:date-scale/>
            <chart:categories table:cell-range-address="Sheet1.A2:Sheet1.A3"/>
          </chart:axis>
          <chart:axis chart:dimension="y" chart:name="primary-y" chart:style-name="ch7">
            <chart:title svg:x="0.451cm" svg:y="7.151cm" chart:style-name="ch8">
              <text:p>mm^2 / W</text:p>
            </chart:title>
            <chart:grid chart:style-name="ch9" chart:class="major"/>
          </chart:axis>
          <chart:series chart:style-name="ch10" chart:values-cell-range-address="Sheet1.B2:Sheet1.B3" chart:label-cell-address="Sheet1.B1:Sheet1.B1" chart:class="chart:bar">
            <chart:data-point chart:repeated="2"/>
          </chart:series>
          <chart:series chart:style-name="ch11" chart:values-cell-range-address="Sheet1.C2:Sheet1.C3" chart:label-cell-address="Sheet1.C1:Sheet1.C1" chart:class="chart:bar">
            <chart:data-point chart:repeated="2"/>
          </chart:series>
          <chart:series chart:style-name="ch12" chart:values-cell-range-address="Sheet1.D2:Sheet1.D3" chart:label-cell-address="Sheet1.D1:Sheet1.D1" chart:class="chart:bar">
            <chart:data-point chart:repeated="2"/>
          </chart:series>
          <chart:series chart:style-name="ch13" chart:values-cell-range-address="Sheet1.E2:Sheet1.E3" chart:label-cell-address="Sheet1.E1:Sheet1.E1" chart:class="chart:bar">
            <chart:data-point chart:repeated="2"/>
          </chart:series>
          <chart:series chart:style-name="ch14" chart:values-cell-range-address="Sheet1.F2:Sheet1.F3" chart:label-cell-address="Sheet1.F1:Sheet1.F1" chart:class="chart:bar">
            <chart:data-point chart:repeated="2"/>
          </chart:series>
          <chart:series chart:style-name="ch15" chart:values-cell-range-address="Sheet1.G2:Sheet1.G3" chart:label-cell-address="Sheet1.G1:Sheet1.G1" chart:class="chart:bar">
            <chart:data-point chart:repeated="2"/>
          </chart:series>
          <chart:series chart:style-name="ch16" chart:values-cell-range-address="Sheet1.H2:Sheet1.H3" chart:label-cell-address="Sheet1.H1:Sheet1.H1" chart:class="chart:bar">
            <chart:data-point chart:repeated="2"/>
          </chart:series>
          <chart:series chart:style-name="ch17" chart:values-cell-range-address="Sheet1.I2:Sheet1.I3" chart:label-cell-address="Sheet1.I1:Sheet1.I1" chart:class="chart:bar">
            <chart:data-point chart:repeated="2"/>
          </chart:series>
          <chart:series chart:style-name="ch18" chart:values-cell-range-address="Sheet1.J2:Sheet1.J3" chart:label-cell-address="Sheet1.J1:Sheet1.J1" chart:class="chart:bar">
            <chart:data-point chart:repeated="2"/>
          </chart:series>
          <chart:series chart:style-name="ch19" chart:values-cell-range-address="Sheet1.K2:Sheet1.K3" chart:label-cell-address="Sheet1.K1:Sheet1.K1" chart:class="chart:bar">
            <chart:data-point chart:repeated="2"/>
          </chart:series>
          <chart:series chart:style-name="ch20" chart:values-cell-range-address="Sheet1.L2:Sheet1.L3" chart:label-cell-address="Sheet1.L1:Sheet1.L1" chart:class="chart:bar">
            <chart:data-point chart:repeated="2"/>
          </chart:series>
          <chart:series chart:style-name="ch21" chart:values-cell-range-address="Sheet1.M2:Sheet1.M3" chart:label-cell-address="Sheet1.M1:Sheet1.M1" chart:class="chart:bar">
            <chart:data-point chart:repeated="2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0</text:p>
                <draw:g>
                  <svg:desc>Sheet1.B1:Sheet1.B1</svg:desc>
                </draw:g>
              </table:table-cell>
              <table:table-cell office:value-type="string">
                <text:p>Test 1</text:p>
                <draw:g>
                  <svg:desc>Sheet1.C1:Sheet1.C1</svg:desc>
                </draw:g>
              </table:table-cell>
              <table:table-cell office:value-type="string">
                <text:p>Test 2</text:p>
                <draw:g>
                  <svg:desc>Sheet1.D1:Sheet1.D1</svg:desc>
                </draw:g>
              </table:table-cell>
              <table:table-cell office:value-type="string">
                <text:p>Test 3</text:p>
                <draw:g>
                  <svg:desc>Sheet1.E1:Sheet1.E1</svg:desc>
                </draw:g>
              </table:table-cell>
              <table:table-cell office:value-type="string">
                <text:p>Test 4</text:p>
                <draw:g>
                  <svg:desc>Sheet1.F1:Sheet1.F1</svg:desc>
                </draw:g>
              </table:table-cell>
              <table:table-cell office:value-type="string">
                <text:p>Test 5</text:p>
                <draw:g>
                  <svg:desc>Sheet1.G1:Sheet1.G1</svg:desc>
                </draw:g>
              </table:table-cell>
              <table:table-cell office:value-type="string">
                <text:p>Test 6</text:p>
                <draw:g>
                  <svg:desc>Sheet1.H1:Sheet1.H1</svg:desc>
                </draw:g>
              </table:table-cell>
              <table:table-cell office:value-type="string">
                <text:p>Test 7</text:p>
                <draw:g>
                  <svg:desc>Sheet1.I1:Sheet1.I1</svg:desc>
                </draw:g>
              </table:table-cell>
              <table:table-cell office:value-type="string">
                <text:p>Test 8</text:p>
                <draw:g>
                  <svg:desc>Sheet1.J1:Sheet1.J1</svg:desc>
                </draw:g>
              </table:table-cell>
              <table:table-cell office:value-type="string">
                <text:p>Test 9</text:p>
                <draw:g>
                  <svg:desc>Sheet1.K1:Sheet1.K1</svg:desc>
                </draw:g>
              </table:table-cell>
              <table:table-cell office:value-type="string">
                <text:p>Test 10</text:p>
                <draw:g>
                  <svg:desc>Sheet1.L1:Sheet1.L1</svg:desc>
                </draw:g>
              </table:table-cell>
              <table:table-cell office:value-type="string">
                <text:p>Test 11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ea</text:p>
                <draw:g>
                  <svg:desc>Sheet1.A2:Sheet1.A3</svg:desc>
                </draw:g>
              </table:table-cell>
              <table:table-cell office:value-type="float" office:value="11.2983">
                <text:p>11.2983</text:p>
                <draw:g>
                  <svg:desc>Sheet1.B2:Sheet1.B3</svg:desc>
                </draw:g>
              </table:table-cell>
              <table:table-cell office:value-type="float" office:value="29.8859">
                <text:p>29.8859</text:p>
                <draw:g>
                  <svg:desc>Sheet1.C2:Sheet1.C3</svg:desc>
                </draw:g>
              </table:table-cell>
              <table:table-cell office:value-type="float" office:value="13.3385">
                <text:p>13.3385</text:p>
                <draw:g>
                  <svg:desc>Sheet1.D2:Sheet1.D3</svg:desc>
                </draw:g>
              </table:table-cell>
              <table:table-cell office:value-type="float" office:value="32.3318">
                <text:p>32.3318</text:p>
                <draw:g>
                  <svg:desc>Sheet1.E2:Sheet1.E3</svg:desc>
                </draw:g>
              </table:table-cell>
              <table:table-cell office:value-type="float" office:value="29.8386">
                <text:p>29.8386</text:p>
                <draw:g>
                  <svg:desc>Sheet1.F2:Sheet1.F3</svg:desc>
                </draw:g>
              </table:table-cell>
              <table:table-cell office:value-type="float" office:value="52.3931">
                <text:p>52.3931</text:p>
                <draw:g>
                  <svg:desc>Sheet1.G2:Sheet1.G3</svg:desc>
                </draw:g>
              </table:table-cell>
              <table:table-cell office:value-type="float" office:value="21.4918">
                <text:p>21.4918</text:p>
                <draw:g>
                  <svg:desc>Sheet1.H2:Sheet1.H3</svg:desc>
                </draw:g>
              </table:table-cell>
              <table:table-cell office:value-type="float" office:value="10.5271">
                <text:p>10.5271</text:p>
                <draw:g>
                  <svg:desc>Sheet1.I2:Sheet1.I3</svg:desc>
                </draw:g>
              </table:table-cell>
              <table:table-cell office:value-type="float" office:value="69.7234">
                <text:p>69.7234</text:p>
                <draw:g>
                  <svg:desc>Sheet1.J2:Sheet1.J3</svg:desc>
                </draw:g>
              </table:table-cell>
              <table:table-cell office:value-type="float" office:value="183.727">
                <text:p>183.727</text:p>
                <draw:g>
                  <svg:desc>Sheet1.K2:Sheet1.K3</svg:desc>
                </draw:g>
              </table:table-cell>
              <table:table-cell office:value-type="float" office:value="474.597">
                <text:p>474.597</text:p>
                <draw:g>
                  <svg:desc>Sheet1.L2:Sheet1.L3</svg:desc>
                </draw:g>
              </table:table-cell>
              <table:table-cell office:value-type="float" office:value="1861.98">
                <text:p>1861.98</text:p>
                <draw:g>
                  <svg:desc>Sheet1.M2:Sheet1.M3</svg:desc>
                </draw:g>
              </table:table-cell>
            </table:table-row>
            <table:table-row>
              <table:table-cell office:value-type="string">
                <text:p>Peak Power</text:p>
              </table:table-cell>
              <table:table-cell office:value-type="float" office:value="4.11956">
                <text:p>4.11956</text:p>
              </table:table-cell>
              <table:table-cell office:value-type="float" office:value="9.4487">
                <text:p>9.4487</text:p>
              </table:table-cell>
              <table:table-cell office:value-type="float" office:value="4.18806">
                <text:p>4.18806</text:p>
              </table:table-cell>
              <table:table-cell office:value-type="float" office:value="9.53356">
                <text:p>9.53356</text:p>
              </table:table-cell>
              <table:table-cell office:value-type="float" office:value="9.44379">
                <text:p>9.44379</text:p>
              </table:table-cell>
              <table:table-cell office:value-type="float" office:value="9.96233">
                <text:p>9.96233</text:p>
              </table:table-cell>
              <table:table-cell office:value-type="float" office:value="8.42637">
                <text:p>8.42637</text:p>
              </table:table-cell>
              <table:table-cell office:value-type="float" office:value="3.66044">
                <text:p>3.66044</text:p>
              </table:table-cell>
              <table:table-cell office:value-type="float" office:value="26.4025">
                <text:p>26.4025</text:p>
              </table:table-cell>
              <table:table-cell office:value-type="float" office:value="94.4654">
                <text:p>94.4654</text:p>
              </table:table-cell>
              <table:table-cell office:value-type="float" office:value="342.733">
                <text:p>342.733</text:p>
              </table:table-cell>
              <table:table-cell office:value-type="float" office:value="1357.71">
                <text:p>1357.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